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3.53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1.244cm"/>
    </style:style>
    <style:style style:name="co23" style:family="table-column">
      <style:table-column-properties fo:break-before="auto" style:column-width="4.119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3.261cm"/>
    </style:style>
    <style:style style:name="co26" style:family="table-column">
      <style:table-column-properties fo:break-before="auto" style:column-width="2.653cm"/>
    </style:style>
    <style:style style:name="co27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2" style:family="table-cell" style:parent-style-name="Default">
      <style:table-cell-properties fo:background-color="#ff0000"/>
      <style:text-properties fo:color="#0000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5" table:default-cell-style-name="ce5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5" table:default-cell-style-name="ce3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office:value-type="float" office:value="2.44" calcext:value-type="float">
            <text:p>2,44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L4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.27" calcext:value-type="float">
            <text:p>4,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L5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L7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L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L9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,44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3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22" calcext:value-type="float">
            <text:p>1,22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L17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9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L23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29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1.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3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2]+1.75" office:value-type="float" office:value="2.5" calcext:value-type="float">
            <text:p>2,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([.J32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2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float" office:value="2.78" calcext:value-type="float">
            <text:p>2,78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3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L33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3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5]+1.75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35]/35*5)+1" office:value-type="float" office:value="2.71428571428571" calcext:value-type="float">
            <text:p>2,7142857143</text:p>
          </table:table-cell>
          <table:table-cell/>
          <table:table-cell table:formula="of:=([.L35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6]+1.75" office:value-type="float" office:value="1.25" calcext:value-type="float">
            <text:p>1,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L3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2.78" calcext:value-type="float">
            <text:p>2,78</text:p>
          </table:table-cell>
          <table:table-cell office:value-type="float" office:value="4" calcext:value-type="float">
            <text:p>4</text:p>
          </table:table-cell>
          <table:table-cell table:formula="of:=(3.5/14)*[.G37]+1.75" office:value-type="float" office:value="2.75" calcext:value-type="float">
            <text:p>2,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J37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8]+1.75" office:value-type="float" office:value="3.75" calcext:value-type="float">
            <text:p>3,7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([.J38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8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J39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L39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0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.44" calcext:value-type="float">
            <text:p>2,44</text:p>
          </table:table-cell>
          <table:table-cell office:value-type="float" office:value="7" calcext:value-type="float">
            <text:p>7</text:p>
          </table:table-cell>
          <table:table-cell table:formula="of:=(3.5/14)*[.G41]+1.75" office:value-type="float" office:value="3.5" calcext:value-type="float">
            <text:p>3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([.J41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1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2]+1.75" office:value-type="float" office:value="1.75" calcext:value-type="float">
            <text:p>1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42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2]*3/10)" office:value-type="float" office:value="0.9" calcext:value-type="float">
            <text:p>0,9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ggb</text:p>
          </table:table-cell>
          <table:table-cell table:style-name="ce8" office:value-type="string" calcext:value-type="string">
            <text:p>Ggb2</text:p>
          </table:table-cell>
          <table:table-cell table:style-name="ce8" office:value-type="string" calcext:value-type="string">
            <text:p>Anotación</text:p>
          </table:table-cell>
          <table:table-cell table:style-name="ce8"/>
          <table:table-cell table:style-name="ce8" office:value-type="string" calcext:value-type="string">
            <text:p>Anim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7" table:number-columns-repeated="10"/>
          <table:table-cell table:style-name="Default"/>
        </table:table-row>
        <table:table-row table:style-name="ro1">
          <table:table-cell table:style-name="ce7" table:number-columns-repeated="10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9" table:number-columns-repeated="3" table:default-cell-style-name="ce1"/>
        <table:table-column table:style-name="co9" table:default-cell-style-name="ce11"/>
        <table:table-column table:style-name="co9" table:default-cell-style-name="ce1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rob.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9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0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5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4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9" table:number-columns-repeated="4" table:default-cell-style-name="ce1"/>
        <table:table-column table:style-name="co9" table:default-cell-style-name="ce17"/>
        <table:table-column table:style-name="co9" table:default-cell-style-name="ce1"/>
        <table:table-column table:style-name="co16" table:default-cell-style-name="Default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rob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8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0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0:23:48.395394051</dc:date>
    <dc:creator>Germán Ramírez</dc:creator>
    <meta:editing-duration>P1DT21H7M13S</meta:editing-duration>
    <meta:editing-cycles>69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44" meta:object-count="0"/>
  </office:meta>
</office:document-meta>
</file>